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5000003364F90C97B1C663A3E.png" manifest:media-type="image/png"/>
  <manifest:file-entry manifest:full-path="Pictures/10000000000003E800000337BBE41A21F9D01B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5.846cm" fo:min-width="4.072cm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4.3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67cm"/>
    </style:style>
    <style:style style:name="gr6" style:family="graphic" style:parent-style-name="standard">
      <style:graphic-properties draw:stroke="none" svg:stroke-color="#000000" draw:fill="solid" draw:fill-color="#eeeeee" draw:auto-grow-height="true" draw:auto-grow-width="false" fo:max-height="0cm" fo:min-height="0.81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1.402cm" fo:min-width="3.29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solid" draw:fill-color="#eeeeee" draw:auto-grow-height="true" draw:auto-grow-width="false" fo:max-height="0cm" fo:min-height="0.512cm"/>
    </style:style>
    <style:style style:name="gr11" style:family="graphic" style:parent-style-name="standard">
      <style:graphic-properties draw:stroke="none" svg:stroke-color="#000000" draw:fill="solid" draw:fill-color="#eeeeee" draw:auto-grow-height="true" draw:auto-grow-width="false" fo:max-height="0cm" fo:min-height="0.766cm"/>
    </style:style>
    <style:style style:name="gr12" style:family="graphic" style:parent-style-name="standard">
      <style:graphic-properties draw:stroke="none" svg:stroke-color="#000000" draw:fill="solid" draw:fill-color="#eeeeee" draw:auto-grow-height="true" draw:auto-grow-width="false" fo:max-height="0cm" fo:min-height="0.71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eeeeee"/>
    </style:style>
    <style:style style:name="P4" style:family="paragraph">
      <loext:graphic-properties draw:fill-color="#ffffff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solid" draw:fill-color="#eeeeee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843cm" svg:height="16.331cm" svg:x="0.762cm" svg:y="2.032cm">
          <draw:image xlink:href="Pictures/10000000000003E800000337BBE41A21F9D01B52.png" xlink:type="simple" xlink:show="embed" xlink:actuate="onLoad">
            <text:p/>
          </draw:image>
        </draw:frame>
        <draw:custom-shape draw:style-name="gr2" draw:text-style-name="P1" draw:layer="layout" svg:width="4.572cm" svg:height="6.096cm" svg:x="14.763cm" svg:y="3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26cm" svg:height="2.286cm" svg:x="14.763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26cm" svg:height="2.286cm" svg:x="14.763cm" svg:y="12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7.112cm" svg:height="3.095cm" svg:x="20.828cm" svg:y="4.064cm">
          <draw:text-box>
            <text:p>Predefined</text:p>
            <text:p>parameters</text:p>
          </draw:text-box>
        </draw:frame>
        <draw:frame draw:style-name="gr5" draw:text-style-name="P2" draw:layer="layout" svg:width="7.112cm" svg:height="1.317cm" svg:x="20.605cm" svg:y="10.875cm">
          <draw:text-box>
            <text:p>Stroke work estimation</text:p>
          </draw:text-box>
        </draw:frame>
        <draw:frame draw:style-name="gr5" draw:text-style-name="P2" draw:layer="layout" svg:width="7.112cm" svg:height="1.673cm" svg:x="20.605cm" svg:y="13.462cm">
          <draw:text-box>
            <text:p>Model parameter</text:p>
            <text:p>estimation</text:p>
          </draw:text-box>
        </draw:frame>
        <draw:frame draw:style-name="gr5" draw:text-style-name="P2" draw:layer="layout" svg:width="7.112cm" svg:height="1.317cm" svg:x="7.874cm" svg:y="11.176cm">
          <draw:text-box>
            <text:p>Estimated pressure</text:p>
          </draw:text-box>
        </draw:frame>
        <draw:frame draw:style-name="gr6" draw:text-style-name="P3" draw:layer="layout" svg:width="5.842cm" svg:height="1.063cm" svg:x="7.112cm" svg:y="8.843cm">
          <draw:text-box>
            <text:p>Estimated PV loop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3.642cm" svg:height="19.493cm" svg:x="2.286cm" svg:y="0.827cm">
          <draw:image xlink:href="Pictures/10000000000003E5000003364F90C97B1C663A3E.png" xlink:type="simple" xlink:show="embed" xlink:actuate="onLoad">
            <text:p/>
          </draw:image>
        </draw:frame>
        <draw:custom-shape draw:style-name="gr8" draw:text-style-name="P1" draw:layer="layout" svg:width="4.338cm" svg:height="3.302cm" draw:transform="rotate (-1.10374621896121) translate (13.108cm 2.032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3.642cm" svg:height="19.493cm" svg:x="2.286cm" svg:y="0.827cm">
          <draw:image xlink:href="Pictures/10000000000003E5000003364F90C97B1C663A3E.png" xlink:type="simple" xlink:show="embed" xlink:actuate="onLoad">
            <text:p/>
          </draw:image>
        </draw:frame>
        <draw:custom-shape draw:style-name="gr8" draw:text-style-name="P1" draw:layer="layout" svg:width="4.338cm" svg:height="3.302cm" draw:transform="rotate (-3.13496040243221) translate (18.584cm 6.858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9.843cm" svg:height="16.331cm" svg:x="0.762cm" svg:y="2.032cm">
          <draw:image xlink:href="Pictures/10000000000003E800000337BBE41A21F9D01B52.png" xlink:type="simple" xlink:show="embed" xlink:actuate="onLoad">
            <text:p/>
          </draw:image>
        </draw:frame>
        <draw:frame draw:style-name="gr5" draw:text-style-name="P6" draw:layer="layout" svg:width="7.112cm" svg:height="1.317cm" svg:x="20.605cm" svg:y="10.875cm">
          <draw:text-box>
            <text:p text:style-name="P5">Stroke work estimation</text:p>
          </draw:text-box>
        </draw:frame>
        <draw:frame draw:style-name="gr5" draw:text-style-name="P6" draw:layer="layout" svg:width="7.112cm" svg:height="1.673cm" svg:x="20.828cm" svg:y="13.716cm">
          <draw:text-box>
            <text:p text:style-name="P5">Model parameter</text:p>
            <text:p text:style-name="P5">estimation</text:p>
          </draw:text-box>
        </draw:frame>
        <draw:frame draw:style-name="gr5" draw:text-style-name="P6" draw:layer="layout" svg:width="7.112cm" svg:height="1.317cm" svg:x="7.874cm" svg:y="11.176cm">
          <draw:text-box>
            <text:p text:style-name="P5">Estimated pressure</text:p>
          </draw:text-box>
        </draw:frame>
        <draw:frame draw:style-name="gr6" draw:text-style-name="P7" draw:layer="layout" svg:width="5.842cm" svg:height="1.063cm" svg:x="12.954cm" svg:y="6.096cm">
          <draw:text-box>
            <text:p text:style-name="P5">Estimated PV loop</text:p>
          </draw:text-box>
        </draw:frame>
        <draw:line draw:style-name="gr9" draw:text-style-name="P8" draw:layer="layout" svg:x1="13.462cm" svg:y1="7.112cm" svg:x2="10.922cm" svg:y2="8.636cm">
          <text:p/>
        </draw:line>
        <draw:line draw:style-name="gr9" draw:text-style-name="P8" draw:layer="layout" svg:x1="11.176cm" svg:y1="12.192cm" svg:x2="8.636cm" svg:y2="13.716cm">
          <text:p/>
        </draw:line>
        <draw:line draw:style-name="gr9" draw:text-style-name="P8" draw:layer="layout" svg:x1="20.605cm" svg:y1="11.176cm" svg:x2="18.796cm" svg:y2="11.938cm">
          <text:p/>
        </draw:line>
        <draw:line draw:style-name="gr9" draw:text-style-name="P8" draw:layer="layout" svg:x1="20.605cm" svg:y1="14.478cm" svg:x2="18.796cm" svg:y2="13.97cm">
          <text:p/>
        </draw:line>
        <draw:frame draw:style-name="gr10" draw:text-style-name="P7" draw:layer="layout" svg:width="3.048cm" svg:height="0.962cm" svg:x="2.794cm" svg:y="4.064cm">
          <draw:text-box>
            <text:p text:style-name="P5">Pmax</text:p>
          </draw:text-box>
        </draw:frame>
        <draw:frame draw:style-name="gr11" draw:text-style-name="P7" draw:layer="layout" svg:width="2.286cm" svg:height="1.016cm" svg:x="11.938cm" svg:y="8.89cm">
          <draw:text-box>
            <text:p text:style-name="P5">Vmax</text:p>
          </draw:text-box>
        </draw:frame>
        <draw:frame draw:style-name="gr12" draw:text-style-name="P7" draw:layer="layout" svg:width="2.286cm" svg:height="0.962cm" svg:x="6.858cm" svg:y="8.944cm">
          <draw:text-box>
            <text:p text:style-name="P5">Vmin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c5000b" draw:marker-start-width="0.356cm" draw:marker-start-center="false" draw:marker-end-width="0.356cm" draw:marker-end-center="false" draw:fill="solid" draw:fill-color="#c5000b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7T14:44:19.796632860</meta:creation-date>
    <dc:date>2019-12-27T15:48:23.532522377</dc:date>
    <meta:editing-duration>PT11M3S</meta:editing-duration>
    <meta:editing-cycles>6</meta:editing-cycles>
    <meta:generator>LibreOffice/5.1.6.2$Linux_X86_64 LibreOffice_project/10m0$Build-2</meta:generator>
    <meta:document-statistic meta:object-count="56"/>
  </office:meta>
</office:document-meta>
</file>